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CastExOnVerifyZeroInteractionsTest.should_report_bogus_default_answ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lassCastExOnVerifyZeroInteractionsTest.should_not_throw_ClassCastException_when_mock_verification_fa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